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fsResource.isRead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fsResource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fsResource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fsResource.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fsResource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fsResourc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fsResource.equals( @ Nullable Object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fsResource.createRelative( String relative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fsResource.getUR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fsResource.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fsResource.VfsResource( Object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fsResource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fsResource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fsResource.getUR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